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svg:stroke-width="0.1cm" svg:stroke-color="#000d78" draw:marker-start-width="0.35cm" draw:marker-end-width="0.35cm" draw:fill="gradient" draw:fill-color="#00a933" draw:fill-gradient-name="Gradient_20_31" draw:gradient-step-count="0" draw:textarea-horizontal-align="justify" draw:textarea-vertical-align="middle" draw:auto-grow-height="false" fo:min-height="1.184cm" fo:min-width="0.934cm" fo:padding-top="0.175cm" fo:padding-bottom="0.175cm" fo:padding-left="0.3cm" fo:padding-right="0.3cm" loext:decorative="false"/>
    </style:style>
    <style:style style:name="gr2" style:family="graphic" style:parent-style-name="standard">
      <style:graphic-properties svg:stroke-width="0.025cm" svg:stroke-color="#000d78" draw:marker-start-width="0.238cm" draw:marker-end-width="0.238cm" draw:fill="gradient" draw:fill-color="#00a933" draw:fill-gradient-name="Gradient_20_33" draw:gradient-step-count="0" draw:textarea-horizontal-align="justify" draw:textarea-vertical-align="middle" draw:auto-grow-height="false" fo:min-height="1.184cm" fo:min-width="0.934cm" fo:padding-top="0.138cm" fo:padding-bottom="0.138cm" fo:padding-left="0.263cm" fo:padding-right="0.263cm" fo:wrap-option="no-wrap" draw:shadow="hidden" loext:decorative="false"/>
    </style:style>
    <style:style style:name="P1" style:family="paragraph">
      <loext:graphic-properties draw:fill="gradient" draw:fill-color="#00a933" draw:fill-gradient-name="Gradient_20_31" draw:gradient-step-count="0"/>
      <style:paragraph-properties fo:text-align="center"/>
    </style:style>
    <style:style style:name="P2" style:family="paragraph">
      <loext:graphic-properties draw:fill="gradient" draw:fill-color="#00a933" draw:fill-gradient-name="Gradient_20_33" draw:gradient-step-count="0"/>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7cm" svg:height="1.7cm" svg:x="0.15cm" svg:y="0.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2" draw:text-style-name="P2" draw:layer="layout" svg:width="1.045cm" svg:height="1.017cm" svg:x="0.282cm" svg:y="0.253cm" svg:viewBox="0 0 1046 1018" draw:points="617,466 598,466 580,468 562,469 545,472 527,475 509,479 492,485 476,490 459,497 444,503 428,511 413,519 398,529 385,538 371,547 358,558 347,569 335,581 324,593 315,606 306,618 297,631 290,645 284,659 277,672 273,687 269,701 267,716 264,731 263,745 263,760 263,775 265,790 267,804 271,819 275,833 280,847 287,862 293,875 301,888 309,901 318,914 329,926 340,938 352,950 260,1018 192,992 138,955 96,918 63,885 38,849 20,807 5,759 0,712 6,659 21,610 30,586 42,560 55,537 70,514 86,491 103,470 121,449 141,428 162,408 185,390 207,373 232,357 257,340 284,327 311,313 339,301 368,289 398,279 428,271 458,264 489,257 519,253 551,249 583,247 615,247 610,0 1046,358 618,702">
          <text:p/>
        </draw:polygon>
        <draw:polygon draw:style-name="gr2" draw:text-style-name="P2" draw:layer="layout" svg:width="1.045cm" svg:height="1.017cm" draw:transform="rotate (-3.14159265358979) translate (1.713cm 1.755cm)" svg:viewBox="0 0 1046 1018" draw:points="617,466 598,466 580,468 562,469 545,472 527,475 509,479 492,485 476,490 459,497 444,503 428,511 413,519 398,529 385,538 371,547 358,558 347,569 335,581 324,593 315,606 306,618 297,631 290,645 284,659 277,672 273,687 269,701 267,716 264,731 263,745 263,760 263,775 265,790 267,804 271,819 275,833 280,847 287,862 293,875 301,888 309,901 318,914 329,926 340,938 352,950 260,1018 192,992 138,955 96,918 63,885 38,849 20,807 5,759 0,712 6,659 21,610 30,586 42,560 55,537 70,514 86,491 103,470 121,449 141,428 162,408 185,390 207,373 232,357 257,340 284,327 311,313 339,301 368,289 398,279 428,271 458,264 489,257 519,253 551,249 583,247 615,247 610,0 1046,358 618,702">
          <text:p/>
        </draw:polygon>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_20_31" draw:display-name="Gradient 31" draw:style="linear" draw:start-color="#729fcf" draw:end-color="#0042ff" draw:start-intensity="100%" draw:end-intensity="100%" draw:angle="30deg" draw:border="0%">
      <loext:gradient-stop svg:offset="0" loext:color-type="rgb" loext:color-value="#729fcf"/>
      <loext:gradient-stop svg:offset="1" loext:color-type="rgb" loext:color-value="#0042ff"/>
    </draw:gradient>
    <draw:gradient draw:name="Gradient_20_33" draw:display-name="Gradient 33" draw:style="linear" draw:start-color="#ffffff" draw:end-color="#729fcf" draw:start-intensity="100%" draw:end-intensity="100%" draw:angle="30deg" draw:border="0%">
      <loext:gradient-stop svg:offset="0" loext:color-type="rgb" loext:color-value="#ffffff"/>
      <loext:gradient-stop svg:offset="1" loext:color-type="rgb" loext:color-value="#729fc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cm" fo:page-height="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c </meta:initial-creator>
    <meta:creation-date>2024-11-19T06:14:33.351699737</meta:creation-date>
    <dc:date>2024-12-20T08:49:47.346268789</dc:date>
    <dc:creator>Marc</dc:creator>
    <meta:editing-duration>PT4H11M46S</meta:editing-duration>
    <meta:editing-cycles>15</meta:editing-cycles>
    <meta:generator>LibreOffice/24.2.7.2$Linux_X86_64 LibreOffice_project/420$Build-2</meta:generator>
    <meta:document-statistic meta:object-count="3"/>
  </office:meta>
</office:document-meta>
</file>